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" style:parent-style-name="Listeavsnitt" style:list-style-name="LFO1" style:family="paragraph">
      <style:text-properties fo:font-size="12pt" style:font-size-asian="12pt"/>
    </style:style>
    <style:style style:name="P3" style:parent-style-name="Listeavsnitt" style:list-style-name="LFO1" style:family="paragraph">
      <style:text-properties fo:font-size="12pt" style:font-size-asian="12pt"/>
    </style:style>
    <style:style style:name="P4" style:parent-style-name="Listeavsnitt" style:list-style-name="LFO1" style:family="paragraph">
      <style:text-properties fo:font-size="12pt" style:font-size-asian="12pt"/>
    </style:style>
    <style:style style:name="P5" style:parent-style-name="Listeavsnitt" style:list-style-name="LFO1" style:family="paragraph">
      <style:text-properties fo:font-size="12pt" style:font-size-asian="12pt"/>
    </style:style>
    <style:style style:name="P6" style:parent-style-name="Listeavsnitt" style:list-style-name="LFO1" style:family="paragraph"/>
    <style:style style:name="T7" style:parent-style-name="Standardskriftforavsnitt" style:family="text">
      <style:text-properties fo:font-size="12pt" style:font-size-asian="12pt"/>
    </style:style>
    <style:style style:name="T8" style:parent-style-name="Standardskriftforavsnitt" style:family="text">
      <style:text-properties fo:font-size="12pt" style:font-size-asian="12pt"/>
    </style:style>
    <style:style style:name="T9" style:parent-style-name="Standardskriftforavsnitt" style:family="text">
      <style:text-properties fo:font-size="12pt" style:font-size-asian="12pt"/>
    </style:style>
    <style:style style:name="T10" style:parent-style-name="Standardskriftforavsnitt" style:family="text">
      <style:text-properties fo:font-size="12pt" style:font-size-asian="12pt"/>
    </style:style>
  </office:automatic-styles>
  <office:body>
    <office:text text:use-soft-page-breaks="true">
      <text:p text:style-name="P1">Utstyrsliste til legorobot</text:p>
      <text:list text:style-name="LFO1" text:continue-numbering="true">
        <text:list-item>
          <text:p text:style-name="P2">2 gyrosensorer (har en, trenger en)</text:p>
        </text:list-item>
        <text:list-item>
          <text:p text:style-name="P3">2 bricks (har en, trenger en)</text:p>
        </text:list-item>
        <text:list-item>
          <text:p text:style-name="P4">4 motorer (har to, trenger to)</text:p>
        </text:list-item>
        <text:list-item>
          <text:p text:style-name="P5">2 trykksensorer (har to)</text:p>
        </text:list-item>
        <text:list-item>
          <text:p text:style-name="P6"><text:span text:style-name="T7">2</text:span><text:span text:style-name="T8"><text:s/>Avstandssensor (har en</text:span><text:span text:style-name="T9">, trenger en</text:span><text:span text:style-name="T10">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Listeavsnitt" style:display-name="Listeavsnit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 Johansen</meta:initial-creator>
    <dc:creator>Filip Johansen</dc:creator>
    <meta:creation-date>2016-10-12T12:22:00Z</meta:creation-date>
    <dc:date>2016-10-13T14:08:00Z</dc:date>
    <meta:template xlink:href="Normal" xlink:type="simple"/>
    <meta:editing-cycles>2</meta:editing-cycles>
    <meta:editing-duration>PT300S</meta:editing-duration>
    <meta:document-statistic meta:page-count="1" meta:paragraph-count="1" meta:word-count="29" meta:character-count="186" meta:row-count="1" meta:non-whitespace-character-count="158"/>
  </office:meta>
</office:document-meta>
</file>